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T1"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leitung</text:p>
      <text:p text:style-name="P2">Suthaharan, Shan:</text:p>
      <text:p text:style-name="P2"/>
      <text:p text:style-name="Standard"><text:span text:style-name="T1">vii: </text:span>Data science is one of the emerging fields in the twenty-first century. This field has been created to address the big data problems encountered in the day-to-day operations of many industries, including financial sectors, academic institutions, information technology divisions, health care companies, and government organizations.</text:p>
      <text:p text:style-name="Standard"/>
      <text:p text:style-name="Standard">Data Science erklärung</text:p>
      <text:p text:style-name="Standard"/>
      <text:p text:style-name="Standard">7: The term modeling refers to both mathematical and statistical modeling of data. The goal of modeling is to develop a parametrized mapping between the data domain and the response set. This mapping could be a parametrized function or a parametrized process that learn the characteristics of a system from the input (labeled) data. The term algorithm is a confusing term in the context of machine learning. For a computer scientist, the term algorithm means step-by-step systematic instructions for a computer to solve a problem. In machine learning, the modeling, itself, may have several algorithms to derive a model; however, the term algorithm here refers to a learning algorithm. The learning algorithm is used to train, validate, and test the model using a given data set to find an optimal value for the parameters, validate it, and evaluate its performance. </text:p>
      <text:p text:style-name="Standard"/>
      <text:p text:style-name="Standard">123: Machine Learning: The field of Machine Learning provides a ground for scientists to explore learning models and learning algorithms that can help machines (e.g., computers) learn the system from data [1]. In other words, one of the objectives of machine learning is to build an intelligent system. The two main components that can help machine learning approaches achieve this goal are learning models and learning algorithms. Learning models and learning algorithms are, in one way or the other, pattern recognition tools. For example, what will you do if a data set is given to you for analysis? Naturally, you will search for patterns to understand the characteristics of the data for extracting knowledge, predict the trend of the data, or identify the number of groups (or classes) in the data. In a general definition, the machine-learning problem may be described as follows. Suppose a data set and its corresponding response set of a system are given. Then the machine-earning problem may be defined as how to fit a model between them and how to train and validate the model to learn the system’s characteristics from data. </text:p>
      <text:p text:style-name="Standard"/>
      <text:p text:style-name="P2">Sarkar, Dipanjan:</text:p>
      <text:p text:style-name="P2"/>
      <text:p text:style-name="P2">34: Machine Learning Methods</text:p>
      <text:p text:style-name="P1"/>
      <text:p text:style-name="P1">Supervised:</text:p>
      <text:p text:style-name="P1"/>
      <text:p text:style-name="P2"/>
      <text:p text:style-name="P2">Suthaharan, Shan:</text:p>
      <text:p text:style-name="P2"/>
      <text:p text:style-name="P2">7/8: In supervised learning, the classes are known and class boundaries are well defined in the given (training) data set, and the learning is done using these classes (i.e., class labels). Hence, it is called classification </text:p>
      <text:p text:style-name="P2"/>
      <text:p text:style-name="P2">8/9: In classification problems [11], we assume labeled data (classes) are available to generate rules (i.e., generate classifiers through training) that can help to assign a label to new data (i.e., testing) that does not have labels. In this case, we can derive an exact rule because of the availability of the labels. Figure 1.3 illustrates this example. It shows two classes, labeled with white dots and black dots, and a straight line rule that helps to assign a label to a new data point. As stated before, the labeled data sets are available for the purpose of evaluating and validating machine-learning <text:soft-page-break/>techniques, hence the classification problem can be defined mathematically. The classification problem may be addressed mathematically based on the datato-knowledge transformation mentioned earlier. Suppose a data set is given, and its data domain D is Rl , indicating that the events of the data set depend on l features and form an l-dimensional vector space. If we assume that there are n classes, then we can define the knowledge function (i.e., the model) as follows: f : <text:s/>Rl ⇒ {0,1,2,...,n} (1.1) In this function definition, the range {0,1,2,...,n} is the knowledge set which assigns the discrete values (labels) 0,1,2,...,n to different classes. This mathematical function helps us to define suitable classifiers for the classification of the data. Several classification techniques have been proposed in the machine learning literature, and some of the well-known techniques are: support vector machine [19], decision tree [20], random forest [21], and deep learning [22]. These techniques will be discussed in detail in this book with programming and examples. </text:p>
      <text:p text:style-name="P2"/>
      <text:p text:style-name="P2">26: Classification Algorithms</text:p>
      <text:p text:style-name="P2"/>
      <text:p text:style-name="Standard"><text:span text:style-name="T1">140: </text:span>Supervised learning algorithms make use of the known data and known responses (as labels—see Fig. 6.7) and use that information to train and validate the model. They can fine-tune the parameters using the labels to derive an optimal model based on the data available. A larger training data set is better because it may have enough labels to train the model to face all possible circumstances; however, it may also lead to a problem called overfitting. Hence, the validation process is required to stop the training early and help alleviate the problem. </text:p>
      <text:p text:style-name="Standard"/>
      <text:p text:style-name="Standard">S140/141ff</text:p>
      <text:p text:style-name="Standard"/>
      <text:p text:style-name="Standard">Sarkar, Dipanjan:</text:p>
      <text:p text:style-name="Standard"/>
      <text:p text:style-name="Standard">S35 </text:p>
      <text:p text:style-name="Standard"/>
      <text:p text:style-name="P1">Unsupervised:</text:p>
      <text:p text:style-name="P1"/>
      <text:p text:style-name="P2"/>
      <text:p text:style-name="P2">Suthaharan, Shan:</text:p>
      <text:p text:style-name="Standard"><text:span text:style-name="T1"/></text:p>
      <text:p text:style-name="Standard"><text:span text:style-name="T1">8: </text:span>In unsupervised learning, we assume the classes or class boundaries are not known, hence the class labels themselves are also learned, and classes are defined based on this. Hence, the class boundaries are statistical and not sharply defined, and it is called clustering. </text:p>
      <text:p text:style-name="Standard"/>
      <text:p text:style-name="Standard"/>
      <text:p text:style-name="Standard">9: In clustering problems [23, 24], we assume data sets are available to generate rules, but they are not labeled. Hence, we can only derive an approximated rule that can help to label new data that do not have labels. Figure 1.4 illustrates this example. It shows a set of points labeled with white dots; however, a geometric pattern that determines two clusters can be found. These clusters form a rule that helps to assign a label to the given data points and thus to a new data point. As a result, the data may only be clustered, not classified. Hence, the clustering problem can also be defined as follows with an approximated rule. The clustering problem may also be addressed mathematically based on the data-to-knowledge transformation mentioned earlier. Once again, let us assume a data set is given, and its domain D is Rl , indicating that the events of the data set depend on l features and form an l-dimensional vector space. If we extract structures (e.g., statistical or geometrical) and estimate there are nˆ classes, then we can define the knowledge function as follows: ˆf : Rl ⇒ {0,1,2...,nˆ} (1.2) The range {0,1,2,...,nˆ} is the knowledge set which assigns the discrete labels 0,1,2,...,nˆ to different classes. This function helps us to assign suitable labels to new data. Several clustering algorithms have been proposed in machine learning: k-Means clustering, Gaussian mixture clustering, and hierarchical clustering [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30T08:43:59.98</meta:creation-date>
    <meta:document-statistic meta:table-count="0" meta:image-count="0" meta:object-count="0" meta:page-count="2" meta:paragraph-count="21" meta:word-count="1074" meta:character-count="6742"/>
    <dc:date>2018-04-30T09:27:34.11</dc:date>
    <meta:editing-duration>PT13M13S</meta:editing-duration>
    <meta:editing-cycles>1</meta:editing-cycles>
    <meta:generator>OpenOffice/4.1.3$Win32 OpenOffice.org_project/413m1$Build-9783</meta:generator>
  </office:meta>
</office:document-meta>
</file>